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5.298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1" table:default-cell-style-name="Default"/>
        <table:table-row table:style-name="ro1" table:number-rows-repeated="7">
          <table:table-cell table:style-name="Default" table:number-columns-repeated="5"/>
          <table:table-cell/>
        </table:table-row>
        <table:table-row table:style-name="ro1">
          <table:table-cell table:style-name="Default" office:value-type="string">
            <text:p>Tidsrapport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>
            <text:p>Krav</text:p>
          </table:table-cell>
          <table:table-cell office:value-type="string">
            <text:p>Uppgift</text:p>
          </table:table-cell>
          <table:table-cell office:value-type="string">
            <text:p>Status</text:p>
          </table:table-cell>
          <table:table-cell office:value-type="string">
            <text:p>Skattad tid</text:p>
          </table:table-cell>
          <table:table-cell office:value-type="string">
            <text:p>Verklig tid</text:p>
          </table:table-cell>
          <table:table-cell/>
        </table:table-row>
        <table:table-row table:style-name="ro1">
          <table:table-cell/>
          <table:table-cell office:value-type="string">
            <text:p>Gör färdigt bossen i nivå 2</text:p>
          </table:table-cell>
          <table:table-cell office:value-type="string">
            <text:p>Klar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string">
            <text:p>Gör 2 nye skepp unlockables</text:p>
          </table:table-cell>
          <table:table-cell office:value-type="string">
            <text:p>Klar</text:p>
          </table:table-cell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/>
        </table:table-row>
        <table:table-row table:style-name="ro1">
          <table:table-cell/>
          <table:table-cell office:value-type="string">
            <text:p>Gör 2 nye bullet unlockables</text:p>
          </table:table-cell>
          <table:table-cell office:value-type="string">
            <text:p>Klar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/>
        </table:table-row>
        <table:table-row table:style-name="ro1">
          <table:table-cell/>
          <table:table-cell office:value-type="string">
            <text:p>Fixa resterande ljud till bossen.</text:p>
          </table:table-cell>
          <table:table-cell office:value-type="string">
            <text:p>Ej påbörjad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resentera en "Win" skärm ordentligt och se till att hela spelet går att spela igenom smidigt</text:p>
          </table:table-cell>
          <table:table-cell office:value-type="string">
            <text:p>Kla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Gör options menyn</text:p>
          </table:table-cell>
          <table:table-cell office:value-type="string">
            <text:p>Kla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Balansera nivåerna och vågorna</text:p>
          </table:table-cell>
          <table:table-cell office:value-type="string">
            <text:p>Kla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Implementera förbättringar från workshop</text:p>
          </table:table-cell>
          <table:table-cell office:value-type="string">
            <text:p>Klar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2 nya sprites till level 2</text:p>
          </table:table-cell>
          <table:table-cell office:value-type="string">
            <text:p>Klar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/>
        </table:table-row>
        <table:table-row table:style-name="ro1">
          <table:table-cell/>
          <table:table-cell office:value-type="string">
            <text:p>Fixa bug med fiendernas projektiler, de påverkas inte alltid av svårighetsgrad</text:p>
          </table:table-cell>
          <table:table-cell office:value-type="string">
            <text:p>Klar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office:value-type="string">
            <text:p>Kommentera och optimera kod</text:p>
          </table:table-cell>
          <table:table-cell office:value-type="string">
            <text:p>Klar</text:p>
          </table:table-cell>
          <table:table-cell office:value-type="float" office:value="2">
            <text:p>2</text:p>
          </table:table-cell>
          <table:table-cell office:value-type="float" office:value="1.5">
            <text:p>1.5</text:p>
          </table:table-cell>
          <table:table-cell/>
        </table:table-row>
        <table:table-row table:style-name="ro1">
          <table:table-cell/>
          <table:table-cell office:value-type="string">
            <text:p>Systemtest med testrapport</text:p>
          </table:table-cell>
          <table:table-cell office:value-type="string">
            <text:p>Klar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Iterationsplan</text:p>
          </table:table-cell>
          <table:table-cell office:value-type="string">
            <text:p>Klar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Handledarmöte</text:p>
          </table:table-cell>
          <table:table-cell office:value-type="string">
            <text:p>Klar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umma</text:p>
          </table:table-cell>
          <table:table-cell table:formula="of:=SUM([.D10:.D27])" office:value-type="float" office:value="33">
            <text:p>33</text:p>
          </table:table-cell>
          <table:table-cell table:formula="of:=SUM([.E10:.E27])" office:value-type="float" office:value="31">
            <text:p>31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föregående iteration</text:p>
          </table:table-cell>
          <table:table-cell/>
          <table:table-cell office:value-type="float" office:value="197.5">
            <text:p>197.5</text:p>
          </table:table-cell>
          <table:table-cell/>
        </table:table-row>
        <table:table-row table:style-name="ro1" table:number-rows-repeated="2">
          <table:table-cell table:style-name="Default" table:number-columns-repeated="5"/>
          <table:table-cell/>
        </table:table-row>
        <table:table-row table:style-name="ro1">
          <table:table-cell table:style-name="Default" office:value-type="string">
            <text:p>Mål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>
            <text:p>Krav</text:p>
          </table:table-cell>
          <table:table-cell office:value-type="string">
            <text:p>Uppgift</text:p>
          </table:table-cell>
          <table:table-cell office:value-type="string">
            <text:p>Status</text:p>
          </table:table-cell>
          <table:table-cell office:value-type="string">
            <text:p>Skattad tid</text:p>
          </table:table-cell>
          <table:table-cell office:value-type="string">
            <text:p>Verklig tid</text:p>
          </table:table-cell>
          <table:table-cell/>
        </table:table-row>
        <table:table-row table:style-name="ro1">
          <table:table-cell/>
          <table:table-cell office:value-type="string">
            <text:p>Fixa med hitboxes så de stämmer bättre med spritens storlek</text:p>
          </table:table-cell>
          <table:table-cell office:value-type="string">
            <text:p>Klar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office:value-type="string">
            <text:p>//Lägg till ett värde i Sprite som heter HitBoxOffSet, som kan flytta individuella hitboxes per sprite.</text:p>
          </table:table-cell>
        </table:table-row>
        <table:table-row table:style-name="ro1">
          <table:table-cell/>
          <table:table-cell office:value-type="string">
            <text:p>Ändra i skottens startpunkt så de passar till alla skepp.</text:p>
          </table:table-cell>
          <table:table-cell office:value-type="string">
            <text:p>Klar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Lägg till funktionalitet för konsol.</text:p>
          </table:table-cell>
          <table:table-cell office:value-type="string">
            <text:p>Avbruten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//Fungerade inte som tänkt och tar för mycket tid.</text:p>
          </table:table-cell>
        </table:table-row>
        <table:table-row table:style-name="ro1">
          <table:table-cell/>
          <table:table-cell office:value-type="string">
            <text:p>Skapa fuskkoder/Debugkoder</text:p>
          </table:table-cell>
          <table:table-cell office:value-type="string">
            <text:p>Kla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Gör så användaren får skriva in sitt namn när poängen ska sparas(om han inte vill, default till abc)</text:p>
          </table:table-cell>
          <table:table-cell office:value-type="string">
            <text:p>Klar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/>
        </table:table-row>
        <table:table-row table:style-name="ro1">
          <table:table-cell/>
          <table:table-cell office:value-type="string">
            <text:p>Implementera förbättringar ifrån workshop</text:p>
          </table:table-cell>
          <table:table-cell office:value-type="string">
            <text:p>Kla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office:value-type="string">
            <text:p>Skriv presentation och öva</text:p>
          </table:table-cell>
          <table:table-cell office:value-type="string">
            <text:p>Klar</text:p>
          </table:table-cell>
          <table:table-cell office:value-type="float" office:value="3">
            <text:p>3</text:p>
          </table:table-cell>
          <table:table-cell office:value-type="float" office:value="5.5">
            <text:p>5.5</text:p>
          </table:table-cell>
          <table:table-cell/>
        </table:table-row>
        <table:table-row table:style-name="ro1">
          <table:table-cell/>
          <table:table-cell office:value-type="string">
            <text:p>Kolla igenom kod/kommentera kod</text:p>
          </table:table-cell>
          <table:table-cell office:value-type="string">
            <text:p>Klar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/>
        </table:table-row>
        <table:table-row table:style-name="ro1">
          <table:table-cell/>
          <table:table-cell office:value-type="string">
            <text:p>Noggrann testning</text:p>
          </table:table-cell>
          <table:table-cell office:value-type="string">
            <text:p>Klar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Handledarmöte</text:p>
          </table:table-cell>
          <table:table-cell office:value-type="string">
            <text:p>Klar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umma</text:p>
          </table:table-cell>
          <table:table-cell table:formula="of:=SUM([.D32:.D49])" office:value-type="float" office:value="25">
            <text:p>25</text:p>
          </table:table-cell>
          <table:table-cell table:formula="of:=SUM([.E32:.E49])" office:value-type="float" office:value="28.5">
            <text:p>28.5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föregående iteration</text:p>
          </table:table-cell>
          <table:table-cell/>
          <table:table-cell office:value-type="float" office:value="197.5">
            <text:p>197.5</text:p>
          </table:table-cell>
          <table:table-cell/>
        </table:table-row>
        <table:table-row table:style-name="ro1">
          <table:table-cell table:style-name="Default" table:number-columns-repeated="3"/>
          <table:table-cell table:style-name="Default" office:value-type="string">
            <text:p>Totalt</text:p>
          </table:table-cell>
          <table:table-cell table:style-name="Default" table:formula="of:=SUM([.E50:.E51])" office:value-type="float" office:value="226">
            <text:p>226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21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1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1P2" style:volatile="true">
      <number:currency-symbol/>
      <number:text>- </number:text>
    </number:currency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number:text>  (</number:text>
      <number:number number:decimal-places="0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8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8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8P2" style:volatile="true">
      <number:currency-symbol/>
      <number:text>- </number:text>
    </number:currency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P1" style:volatile="true">
      <number:text>  (</number:text>
      <number:number number:decimal-places="2" number:min-integer-digits="1" number:grouping="true"/>
      <number:text>)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3">06/03/2014</text:date>, <text:time>01:35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2H3M19S</meta:editing-duration>
    <meta:editing-cycles>18</meta:editing-cycles>
    <meta:generator>OpenOffice/4.0.1$Win32 OpenOffice.org_project/401m5$Build-9714</meta:generator>
    <dc:date>2014-06-03T01:35:56.50</dc:date>
    <meta:document-statistic meta:table-count="3" meta:cell-count="121" meta:object-count="0"/>
    <meta:user-defined meta:name="Info 1"/>
    <meta:user-defined meta:name="Info 2"/>
    <meta:user-defined meta:name="Info 3"/>
    <meta:user-defined meta:name="Info 4"/>
  </office:meta>
</office:document-meta>
</file>